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24cm"/>
    </style:style>
    <style:style style:name="gr3" style:family="graphic" style:parent-style-name="standard">
      <style:graphic-properties draw:stroke="none" svg:stroke-color="#000000" draw:fill="none" draw:fill-color="#ffffff" fo:min-height="0.941cm"/>
    </style:style>
    <style:style style:name="gr4" style:family="graphic" style:parent-style-name="standard">
      <style:graphic-properties draw:stroke="none" svg:stroke-color="#000000" draw:fill="none" draw:fill-color="#ffffff" fo:min-height="0.847cm"/>
    </style:style>
    <style:style style:name="gr5" style:family="graphic" style:parent-style-name="standard">
      <style:graphic-properties draw:stroke="none" svg:stroke-color="#000000" draw:fill="none" draw:fill-color="#ffffff" fo:min-height="0.83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Helvetica Neue"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Helvetica Neue" fo:font-size="8pt" style:font-size-asian="8pt" style:font-size-complex="8pt"/>
    </style:style>
    <style:style style:name="P4" style:family="paragraph">
      <loext:graphic-properties draw:fill="none" draw:fill-color="#ffffff"/>
      <style:text-properties style:font-name="Helvetica Neue"/>
    </style:style>
    <style:style style:name="P5" style:family="paragraph">
      <style:paragraph-properties fo:margin-top="0.9cm" fo:margin-bottom="0cm"/>
    </style:style>
    <style:style style:name="P6" style:family="paragraph">
      <loext:graphic-properties draw:fill="none" draw:fill-color="#ffffff"/>
      <style:paragraph-properties fo:margin-top="0.9cm" fo:margin-bottom="0cm"/>
      <style:text-properties style:font-name="Helvetica Neue"/>
    </style:style>
    <style:style style:name="P7" style:family="paragraph">
      <loext:graphic-properties draw:fill="none" draw:fill-color="#ffffff"/>
      <style:paragraph-properties fo:margin-top="0.9cm" fo:margin-bottom="0cm"/>
      <style:text-properties style:font-name="Helvetica Neue" fo:font-size="8pt" style:font-size-asian="8pt" style:font-size-complex="8pt"/>
    </style:style>
    <style:style style:name="P8" style:family="paragraph">
      <loext:graphic-properties draw:fill="none" draw:fill-color="#ffffff"/>
      <style:paragraph-properties fo:margin-top="0.9cm" fo:margin-bottom="0cm"/>
      <style:text-properties fo:color="#0000ff" style:font-name="Helvetica Neue" fo:font-size="16pt" style:font-size-asian="16pt" style:font-size-complex="16pt"/>
    </style:style>
    <style:style style:name="P9" style:family="paragraph">
      <style:paragraph-properties fo:margin-top="0.9cm" fo:margin-bottom="0cm" fo:text-align="center"/>
    </style:style>
    <style:style style:name="P10" style:family="paragraph">
      <loext:graphic-properties draw:fill="solid" draw:fill-color="#ffffff"/>
      <style:paragraph-properties fo:margin-top="0.9cm" fo:margin-bottom="0cm" fo:text-align="center"/>
      <style:text-properties style:font-name="Helvetica Neue" fo:font-size="8pt" style:font-size-asian="8pt" style:font-size-complex="8pt"/>
    </style:style>
    <style:style style:name="T1" style:family="text">
      <style:text-properties style:font-name="Helvetica Neue" fo:font-size="8pt" style:font-size-asian="8pt" style:font-size-complex="8pt"/>
    </style:style>
    <style:style style:name="T2" style:family="text">
      <style:text-properties style:font-name="Helvetica Neue"/>
    </style:style>
    <style:style style:name="T3" style:family="text">
      <style:text-properties fo:color="#0000ff" style:font-name="Helvetica Neu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1.905cm" svg:height="0.718cm" svg:x="3.734cm" svg:y="9.975cm">
            <text:p text:style-name="P1"><text:span text:style-name="T1">CMD_DONE</text:span></text:p>
          </draw:rect>
          <draw:rect draw:style-name="gr1" draw:text-style-name="P2" draw:layer="layout" svg:width="1.905cm" svg:height="0.718cm" svg:x="5.612cm" svg:y="9.975cm">
            <text:p text:style-name="P1"><text:span text:style-name="T1">...</text:span></text:p>
          </draw:rect>
          <draw:rect draw:style-name="gr1" draw:text-style-name="P2" draw:layer="layout" svg:width="1.905cm" svg:height="0.717cm" svg:x="7.514cm" svg:y="9.976cm">
            <text:p text:style-name="P1"><text:span text:style-name="T1">op_code</text:span></text:p>
          </draw:rect>
          <draw:frame draw:style-name="gr2" draw:text-style-name="P3" draw:layer="layout" svg:width="0.889cm" svg:height="0.674cm" svg:x="3.734cm" svg:y="9.387cm">
            <draw:text-box>
              <text:p><text:span text:style-name="T1">31</text:span></text:p>
            </draw:text-box>
          </draw:frame>
          <draw:frame draw:style-name="gr2" draw:text-style-name="P3" draw:layer="layout" svg:width="1.76cm" svg:height="0.674cm" svg:x="7.435cm" svg:y="9.388cm">
            <draw:text-box>
              <text:p><text:span text:style-name="T1">13:11</text:span></text:p>
            </draw:text-box>
          </draw:frame>
          <draw:rect draw:style-name="gr1" draw:text-style-name="P2" draw:layer="layout" svg:width="1.557cm" svg:height="0.718cm" svg:x="9.416cm" svg:y="9.976cm">
            <text:p text:style-name="P1"><text:span text:style-name="T1">ack_value</text:span></text:p>
          </draw:rect>
          <draw:rect draw:style-name="gr1" draw:text-style-name="P2" draw:layer="layout" svg:width="1.587cm" svg:height="0.718cm" svg:x="10.91cm" svg:y="9.975cm">
            <text:p text:style-name="P1"><text:span text:style-name="T1">ack_exp</text:span></text:p>
          </draw:rect>
          <draw:frame draw:style-name="gr2" draw:text-style-name="P3" draw:layer="layout" svg:width="1.057cm" svg:height="0.674cm" svg:x="9.535cm" svg:y="9.389cm">
            <draw:text-box>
              <text:p><text:span text:style-name="T1">10</text:span></text:p>
            </draw:text-box>
          </draw:frame>
          <draw:frame draw:style-name="gr2" draw:text-style-name="P3" draw:layer="layout" svg:width="1.057cm" svg:height="0.674cm" svg:x="10.936cm" svg:y="9.39cm">
            <draw:text-box>
              <text:p><text:span text:style-name="T1">9</text:span></text:p>
            </draw:text-box>
          </draw:frame>
          <draw:rect draw:style-name="gr1" draw:text-style-name="P2" draw:layer="layout" svg:width="1.863cm" svg:height="0.717cm" svg:x="12.412cm" svg:y="9.976cm">
            <text:p text:style-name="P1"><text:span text:style-name="T1">ack_check_en</text:span></text:p>
          </draw:rect>
          <draw:frame draw:style-name="gr2" draw:text-style-name="P3" draw:layer="layout" svg:width="1.057cm" svg:height="0.674cm" svg:x="12.337cm" svg:y="9.391cm">
            <draw:text-box>
              <text:p><text:span text:style-name="T1">8</text:span></text:p>
            </draw:text-box>
          </draw:frame>
          <draw:rect draw:style-name="gr1" draw:text-style-name="P2" draw:layer="layout" svg:width="1.863cm" svg:height="0.718cm" svg:x="14.25cm" svg:y="9.976cm">
            <text:p text:style-name="P1"><text:span text:style-name="T1">byte_num</text:span></text:p>
          </draw:rect>
          <draw:frame draw:style-name="gr2" draw:text-style-name="P3" draw:layer="layout" svg:width="1.057cm" svg:height="0.674cm" svg:x="14.138cm" svg:y="9.392cm">
            <draw:text-box>
              <text:p><text:span text:style-name="T1">7:0</text:span></text:p>
            </draw:text-box>
          </draw:frame>
          <draw:frame draw:style-name="gr2" draw:text-style-name="P3" draw:layer="layout" svg:width="1.651cm" svg:height="0.674cm" svg:x="2.556cm" svg:y="9.984cm">
            <draw:text-box>
              <text:p><text:span text:style-name="T1">cmd0</text:span></text:p>
            </draw:text-box>
          </draw:frame>
          <draw:frame draw:style-name="gr3" draw:text-style-name="P4" draw:layer="layout" svg:width="2.032cm" svg:height="1.191cm" svg:x="8.044cm" svg:y="10.551cm">
            <draw:text-box>
              <text:p><text:span text:style-name="T2">...</text:span></text:p>
            </draw:text-box>
          </draw:frame>
          <draw:rect draw:style-name="gr1" draw:text-style-name="P2" draw:layer="layout" svg:width="1.905cm" svg:height="1.27cm" svg:x="3.735cm" svg:y="12.323cm">
            <text:p text:style-name="P1"><text:span text:style-name="T1">CMD_DONE</text:span></text:p>
          </draw:rect>
          <draw:rect draw:style-name="gr1" draw:text-style-name="P2" draw:layer="layout" svg:width="1.905cm" svg:height="1.27cm" svg:x="5.613cm" svg:y="12.323cm">
            <text:p text:style-name="P1"><text:span text:style-name="T1">...</text:span></text:p>
          </draw:rect>
          <draw:rect draw:style-name="gr1" draw:text-style-name="P2" draw:layer="layout" svg:width="1.905cm" svg:height="1.27cm" svg:x="7.515cm" svg:y="12.324cm">
            <text:p text:style-name="P1"><text:span text:style-name="T1">op_code</text:span></text:p>
          </draw:rect>
          <draw:frame draw:style-name="gr2" draw:text-style-name="P3" draw:layer="layout" svg:width="0.889cm" svg:height="0.674cm" svg:x="3.735cm" svg:y="11.688cm">
            <draw:text-box>
              <text:p><text:span text:style-name="T1">31</text:span></text:p>
            </draw:text-box>
          </draw:frame>
          <draw:frame draw:style-name="gr2" draw:text-style-name="P3" draw:layer="layout" svg:width="1.76cm" svg:height="0.674cm" svg:x="7.436cm" svg:y="11.689cm">
            <draw:text-box>
              <text:p><text:span text:style-name="T1">13:11</text:span></text:p>
            </draw:text-box>
          </draw:frame>
          <draw:rect draw:style-name="gr1" draw:text-style-name="P2" draw:layer="layout" svg:width="1.557cm" svg:height="1.27cm" svg:x="9.417cm" svg:y="12.325cm">
            <text:p text:style-name="P1"><text:span text:style-name="T1">ack_value</text:span></text:p>
          </draw:rect>
          <draw:rect draw:style-name="gr1" draw:text-style-name="P2" draw:layer="layout" svg:width="1.587cm" svg:height="1.27cm" svg:x="10.911cm" svg:y="12.323cm">
            <text:p text:style-name="P1"><text:span text:style-name="T1">ack_exp</text:span></text:p>
          </draw:rect>
          <draw:frame draw:style-name="gr2" draw:text-style-name="P3" draw:layer="layout" svg:width="1.057cm" svg:height="0.674cm" svg:x="9.536cm" svg:y="11.69cm">
            <draw:text-box>
              <text:p><text:span text:style-name="T1">10</text:span></text:p>
            </draw:text-box>
          </draw:frame>
          <draw:frame draw:style-name="gr2" draw:text-style-name="P3" draw:layer="layout" svg:width="1.057cm" svg:height="0.674cm" svg:x="10.937cm" svg:y="11.691cm">
            <draw:text-box>
              <text:p><text:span text:style-name="T1">9</text:span></text:p>
            </draw:text-box>
          </draw:frame>
          <draw:rect draw:style-name="gr1" draw:text-style-name="P2" draw:layer="layout" svg:width="1.863cm" svg:height="1.27cm" svg:x="12.413cm" svg:y="12.324cm">
            <text:p text:style-name="P1"><text:span text:style-name="T1">ack_check_en</text:span></text:p>
          </draw:rect>
          <draw:frame draw:style-name="gr2" draw:text-style-name="P3" draw:layer="layout" svg:width="1.057cm" svg:height="0.674cm" svg:x="12.338cm" svg:y="11.692cm">
            <draw:text-box>
              <text:p><text:span text:style-name="T1">8</text:span></text:p>
            </draw:text-box>
          </draw:frame>
          <draw:rect draw:style-name="gr1" draw:text-style-name="P2" draw:layer="layout" svg:width="1.863cm" svg:height="1.27cm" svg:x="14.25cm" svg:y="12.325cm">
            <text:p text:style-name="P1"><text:span text:style-name="T1">byte_num</text:span></text:p>
          </draw:rect>
          <draw:frame draw:style-name="gr2" draw:text-style-name="P3" draw:layer="layout" svg:width="1.057cm" svg:height="0.674cm" svg:x="14.139cm" svg:y="11.693cm">
            <draw:text-box>
              <text:p><text:span text:style-name="T1">7:0</text:span></text:p>
            </draw:text-box>
          </draw:frame>
          <draw:frame draw:style-name="gr2" draw:text-style-name="P3" draw:layer="layout" svg:width="1.651cm" svg:height="0.674cm" svg:x="2.557cm" svg:y="12.885cm">
            <draw:text-box>
              <text:p><text:span text:style-name="T1">cmd7</text:span></text:p>
            </draw:text-box>
          </draw:frame>
          <draw:rect draw:style-name="gr1" draw:text-style-name="P2" draw:layer="layout" svg:width="1.984cm" svg:height="0.718cm" svg:x="3.783cm" svg:y="21.975cm">
            <text:p text:style-name="P1"><text:span text:style-name="T1">CMD_DONE</text:span></text:p>
          </draw:rect>
          <draw:rect draw:style-name="gr1" draw:text-style-name="P2" draw:layer="layout" svg:width="1.983cm" svg:height="0.718cm" svg:x="5.739cm" svg:y="21.975cm">
            <text:p text:style-name="P1"><text:span text:style-name="T1">reserved</text:span></text:p>
          </draw:rect>
          <draw:rect draw:style-name="gr1" draw:text-style-name="P2" draw:layer="layout" svg:width="1.983cm" svg:height="0.717cm" svg:x="7.719cm" svg:y="21.976cm">
            <text:p text:style-name="P1"><text:span text:style-name="T1">op_code</text:span></text:p>
          </draw:rect>
          <draw:rect draw:style-name="gr1" draw:text-style-name="P2" draw:layer="layout" svg:width="1.621cm" svg:height="0.718cm" svg:x="9.699cm" svg:y="21.976cm">
            <text:p text:style-name="P1"><text:span text:style-name="T1">ack_value</text:span></text:p>
          </draw:rect>
          <draw:rect draw:style-name="gr1" draw:text-style-name="P2" draw:layer="layout" svg:width="1.652cm" svg:height="0.718cm" svg:x="11.254cm" svg:y="21.975cm">
            <text:p text:style-name="P1"><text:span text:style-name="T1">ack_exp</text:span></text:p>
          </draw:rect>
          <draw:rect draw:style-name="gr1" draw:text-style-name="P2" draw:layer="layout" svg:width="1.939cm" svg:height="0.717cm" svg:x="12.818cm" svg:y="21.976cm">
            <text:p text:style-name="P1"><text:span text:style-name="T1">ack_check_en</text:span></text:p>
          </draw:rect>
          <draw:rect draw:style-name="gr1" draw:text-style-name="P2" draw:layer="layout" svg:width="1.94cm" svg:height="0.718cm" svg:x="14.731cm" svg:y="21.976cm">
            <text:p text:style-name="P1"><text:span text:style-name="T1">byte_num</text:span></text:p>
          </draw:rect>
          <draw:frame draw:style-name="gr2" draw:text-style-name="P3" draw:layer="layout" svg:width="1.719cm" svg:height="0.674cm" svg:x="2.557cm" svg:y="21.984cm">
            <draw:text-box>
              <text:p><text:span text:style-name="T1">cmd0</text:span></text:p>
            </draw:text-box>
          </draw:frame>
          <draw:frame draw:style-name="gr3" draw:text-style-name="P6" draw:layer="layout" svg:width="2.116cm" svg:height="1.191cm" draw:transform="rotate (-1.5707963267949) translate (9.452cm 22.664cm)">
            <draw:text-box>
              <text:p text:style-name="P5"><text:span text:style-name="T3">......</text:span></text:p>
            </draw:text-box>
          </draw:frame>
          <draw:rect draw:style-name="gr1" draw:text-style-name="P2" draw:layer="layout" svg:width="1.984cm" svg:height="0.792cm" svg:x="3.784cm" svg:y="24.523cm">
            <text:p text:style-name="P1"><text:span text:style-name="T1">CMD_DONE</text:span></text:p>
          </draw:rect>
          <draw:rect draw:style-name="gr1" draw:text-style-name="P2" draw:layer="layout" svg:width="1.983cm" svg:height="0.792cm" svg:x="5.74cm" svg:y="24.523cm">
            <text:p text:style-name="P1"><text:span text:style-name="T1">reserved</text:span></text:p>
          </draw:rect>
          <draw:rect draw:style-name="gr1" draw:text-style-name="P2" draw:layer="layout" svg:width="1.983cm" svg:height="0.792cm" svg:x="7.72cm" svg:y="24.524cm">
            <text:p text:style-name="P1"><text:span text:style-name="T1">op_code</text:span></text:p>
          </draw:rect>
          <draw:frame draw:style-name="gr2" draw:text-style-name="P3" draw:layer="layout" svg:width="0.976cm" svg:height="0.674cm" svg:x="3.884cm" svg:y="23.888cm">
            <draw:text-box>
              <text:p><text:span text:style-name="T1">31</text:span></text:p>
            </draw:text-box>
          </draw:frame>
          <draw:frame draw:style-name="gr2" draw:text-style-name="P3" draw:layer="layout" svg:width="1.932cm" svg:height="0.674cm" svg:x="7.946cm" svg:y="23.889cm">
            <draw:text-box>
              <text:p><text:span text:style-name="T1">13:11</text:span></text:p>
            </draw:text-box>
          </draw:frame>
          <draw:rect draw:style-name="gr1" draw:text-style-name="P2" draw:layer="layout" svg:width="1.621cm" svg:height="0.792cm" svg:x="9.7cm" svg:y="24.525cm">
            <text:p text:style-name="P1"><text:span text:style-name="T1">ack_value</text:span></text:p>
          </draw:rect>
          <draw:rect draw:style-name="gr1" draw:text-style-name="P2" draw:layer="layout" svg:width="1.652cm" svg:height="0.792cm" svg:x="11.255cm" svg:y="24.523cm">
            <text:p text:style-name="P1"><text:span text:style-name="T1">ack_exp</text:span></text:p>
          </draw:rect>
          <draw:frame draw:style-name="gr2" draw:text-style-name="P3" draw:layer="layout" svg:width="1.16cm" svg:height="0.674cm" svg:x="10.251cm" svg:y="23.89cm">
            <draw:text-box>
              <text:p><text:span text:style-name="T1">10</text:span></text:p>
            </draw:text-box>
          </draw:frame>
          <draw:frame draw:style-name="gr2" draw:text-style-name="P3" draw:layer="layout" svg:width="1.161cm" svg:height="0.674cm" svg:x="11.788cm" svg:y="23.891cm">
            <draw:text-box>
              <text:p><text:span text:style-name="T1">9</text:span></text:p>
            </draw:text-box>
          </draw:frame>
          <draw:rect draw:style-name="gr1" draw:text-style-name="P2" draw:layer="layout" svg:width="1.94cm" svg:height="0.792cm" svg:x="12.819cm" svg:y="24.524cm">
            <text:p text:style-name="P1"><text:span text:style-name="T1">ack_check_en</text:span></text:p>
          </draw:rect>
          <draw:frame draw:style-name="gr2" draw:text-style-name="P3" draw:layer="layout" svg:width="1.159cm" svg:height="0.674cm" svg:x="13.326cm" svg:y="23.892cm">
            <draw:text-box>
              <text:p><text:span text:style-name="T1">8</text:span></text:p>
            </draw:text-box>
          </draw:frame>
          <draw:rect draw:style-name="gr1" draw:text-style-name="P2" draw:layer="layout" svg:width="1.94cm" svg:height="0.792cm" svg:x="14.731cm" svg:y="24.525cm">
            <text:p text:style-name="P1"><text:span text:style-name="T1">byte_num</text:span></text:p>
          </draw:rect>
          <draw:frame draw:style-name="gr2" draw:text-style-name="P3" draw:layer="layout" svg:width="1.16cm" svg:height="0.674cm" svg:x="15.302cm" svg:y="23.893cm">
            <draw:text-box>
              <text:p><text:span text:style-name="T1">7:0</text:span></text:p>
            </draw:text-box>
          </draw:frame>
          <draw:frame draw:style-name="gr2" draw:text-style-name="P3" draw:layer="layout" svg:width="1.719cm" svg:height="0.674cm" svg:x="2.558cm" svg:y="24.585cm">
            <draw:text-box>
              <text:p><text:span text:style-name="T1">cmd7</text:span></text:p>
            </draw:text-box>
          </draw:frame>
          <draw:frame draw:style-name="gr2" draw:text-style-name="P3" draw:layer="layout" svg:width="0.989cm" svg:height="0.674cm" svg:x="3.735cm" svg:y="21.388cm">
            <draw:text-box>
              <text:p><text:span text:style-name="T1">31</text:span></text:p>
            </draw:text-box>
          </draw:frame>
          <draw:frame draw:style-name="gr2" draw:text-style-name="P3" draw:layer="layout" svg:width="1.958cm" svg:height="0.674cm" svg:x="7.854cm" svg:y="21.389cm">
            <draw:text-box>
              <text:p><text:span text:style-name="T1">13:11</text:span></text:p>
            </draw:text-box>
          </draw:frame>
          <draw:frame draw:style-name="gr2" draw:text-style-name="P3" draw:layer="layout" svg:width="1.176cm" svg:height="0.674cm" svg:x="10.191cm" svg:y="21.39cm">
            <draw:text-box>
              <text:p><text:span text:style-name="T1">10</text:span></text:p>
            </draw:text-box>
          </draw:frame>
          <draw:frame draw:style-name="gr2" draw:text-style-name="P3" draw:layer="layout" svg:width="1.176cm" svg:height="0.674cm" svg:x="11.749cm" svg:y="21.391cm">
            <draw:text-box>
              <text:p><text:span text:style-name="T1">9</text:span></text:p>
            </draw:text-box>
          </draw:frame>
          <draw:frame draw:style-name="gr2" draw:text-style-name="P3" draw:layer="layout" svg:width="1.176cm" svg:height="0.674cm" svg:x="13.309cm" svg:y="21.392cm">
            <draw:text-box>
              <text:p><text:span text:style-name="T1">8</text:span></text:p>
            </draw:text-box>
          </draw:frame>
          <draw:frame draw:style-name="gr2" draw:text-style-name="P3" draw:layer="layout" svg:width="1.176cm" svg:height="0.674cm" svg:x="15.313cm" svg:y="21.393cm">
            <draw:text-box>
              <text:p><text:span text:style-name="T1">7:0</text:span></text:p>
            </draw:text-box>
          </draw:frame>
          <draw:frame draw:style-name="gr2" draw:text-style-name="P3" draw:layer="layout" svg:width="1.958cm" svg:height="0.674cm" svg:x="5.954cm" svg:y="21.389cm">
            <draw:text-box>
              <text:p><text:span text:style-name="T1">30:14</text:span></text:p>
            </draw:text-box>
          </draw:frame>
          <draw:frame draw:style-name="gr2" draw:text-style-name="P3" draw:layer="layout" svg:width="1.958cm" svg:height="0.674cm" svg:x="5.954cm" svg:y="23.889cm">
            <draw:text-box>
              <text:p><text:span text:style-name="T1">30:14</text:span></text:p>
            </draw:text-box>
          </draw:frame>
        </draw:g>
        <draw:g>
          <draw:frame draw:style-name="gr4" draw:text-style-name="P7" draw:layer="layout" svg:width="1.232cm" svg:height="1.097cm" svg:x="2.394cm" svg:y="13.99cm">
            <draw:text-box>
              <text:p text:style-name="P5"><text:span text:style-name="T1">cmd0</text:span></text:p>
            </draw:text-box>
          </draw:frame>
          <draw:frame draw:style-name="gr5" draw:text-style-name="P8" draw:layer="layout" svg:width="1.526cm" svg:height="1.089cm" draw:transform="rotate (1.5707963267949) translate (7.785cm 16.036cm)">
            <draw:text-box>
              <text:p text:style-name="P5"><text:span text:style-name="T3">......</text:span></text:p>
            </draw:text-box>
          </draw:frame>
          <draw:frame draw:style-name="gr4" draw:text-style-name="P7" draw:layer="layout" svg:width="1.388cm" svg:height="1.097cm" svg:x="2.295cm" svg:y="16.391cm">
            <draw:text-box>
              <text:p text:style-name="P5"><text:span text:style-name="T1">cmd15</text:span></text:p>
            </draw:text-box>
          </draw:frame>
          <draw:g>
            <draw:rect draw:style-name="gr1" draw:text-style-name="P10" draw:layer="layout" svg:width="1.911cm" svg:height="0.575cm" svg:x="3.561cm" svg:y="14.024cm">
              <text:p text:style-name="P9"><text:span text:style-name="T1">CMD_DONE</text:span></text:p>
            </draw:rect>
            <draw:rect draw:style-name="gr1" draw:text-style-name="P10" draw:layer="layout" svg:width="1.94cm" svg:height="0.575cm" svg:x="5.471cm" svg:y="14.024cm">
              <text:p text:style-name="P9"><text:span text:style-name="T1">N/A</text:span></text:p>
            </draw:rect>
            <draw:rect draw:style-name="gr1" draw:text-style-name="P10" draw:layer="layout" svg:width="1.939cm" svg:height="0.576cm" svg:x="7.409cm" svg:y="14.024cm">
              <text:p text:style-name="P9"><text:span text:style-name="T1">op_code</text:span></text:p>
            </draw:rect>
            <draw:frame draw:style-name="gr2" draw:text-style-name="P7" draw:layer="layout" svg:width="0.889cm" svg:height="0.674cm" svg:x="4.172cm" svg:y="13.553cm">
              <draw:text-box>
                <text:p text:style-name="P5"><text:span text:style-name="T1">31</text:span></text:p>
              </draw:text-box>
            </draw:frame>
            <draw:frame draw:style-name="gr2" draw:text-style-name="P7" draw:layer="layout" svg:width="1.268cm" svg:height="0.674cm" svg:x="7.773cm" svg:y="13.548cm">
              <draw:text-box>
                <text:p text:style-name="P5"><text:span text:style-name="T1">13:11</text:span></text:p>
              </draw:text-box>
            </draw:frame>
            <draw:rect draw:style-name="gr1" draw:text-style-name="P10" draw:layer="layout" svg:width="1.517cm" svg:height="0.575cm" svg:x="9.345cm" svg:y="14.025cm">
              <text:p text:style-name="P9"><text:span text:style-name="T1">ack_value</text:span></text:p>
            </draw:rect>
            <draw:rect draw:style-name="gr1" draw:text-style-name="P10" draw:layer="layout" svg:width="1.533cm" svg:height="0.575cm" svg:x="10.862cm" svg:y="14.024cm">
              <text:p text:style-name="P9"><text:span text:style-name="T1">ack_exp</text:span></text:p>
            </draw:rect>
            <draw:frame draw:style-name="gr2" draw:text-style-name="P7" draw:layer="layout" svg:width="1.057cm" svg:height="0.674cm" svg:x="9.573cm" svg:y="13.549cm">
              <draw:text-box>
                <text:p text:style-name="P5"><text:span text:style-name="T1">10</text:span></text:p>
              </draw:text-box>
            </draw:frame>
            <draw:frame draw:style-name="gr2" draw:text-style-name="P7" draw:layer="layout" svg:width="0.548cm" svg:height="0.674cm" svg:x="11.174cm" svg:y="13.544cm">
              <draw:text-box>
                <text:p text:style-name="P5"><text:span text:style-name="T1">9</text:span></text:p>
              </draw:text-box>
            </draw:frame>
            <draw:rect draw:style-name="gr1" draw:text-style-name="P10" draw:layer="layout" svg:width="1.871cm" svg:height="0.576cm" svg:x="12.395cm" svg:y="14.024cm">
              <text:p text:style-name="P9"><text:span text:style-name="T1">ack_check_en</text:span></text:p>
            </draw:rect>
            <draw:frame draw:style-name="gr2" draw:text-style-name="P7" draw:layer="layout" svg:width="0.333cm" svg:height="0.674cm" svg:x="13.175cm" svg:y="13.551cm">
              <draw:text-box>
                <text:p text:style-name="P5"><text:span text:style-name="T1">8</text:span></text:p>
              </draw:text-box>
            </draw:frame>
            <draw:rect draw:style-name="gr1" draw:text-style-name="P10" draw:layer="layout" svg:width="1.897cm" svg:height="0.576cm" svg:x="14.266cm" svg:y="14.024cm">
              <text:p text:style-name="P9"><text:span text:style-name="T1">byte_num</text:span></text:p>
            </draw:rect>
            <draw:frame draw:style-name="gr2" draw:text-style-name="P7" draw:layer="layout" svg:width="0.911cm" svg:height="0.674cm" svg:x="14.661cm" svg:y="13.539cm">
              <draw:text-box>
                <text:p text:style-name="P5"><text:span text:style-name="T1">7:0</text:span></text:p>
              </draw:text-box>
            </draw:frame>
            <draw:frame draw:style-name="gr2" draw:text-style-name="P7" draw:layer="layout" svg:width="1.268cm" svg:height="0.674cm" svg:x="5.773cm" svg:y="13.548cm">
              <draw:text-box>
                <text:p text:style-name="P5"><text:span text:style-name="T1">30:14</text:span></text:p>
              </draw:text-box>
            </draw:frame>
          </draw:g>
          <draw:g>
            <draw:rect draw:style-name="gr1" draw:text-style-name="P10" draw:layer="layout" svg:width="1.911cm" svg:height="0.575cm" svg:x="3.561cm" svg:y="16.425cm">
              <text:p text:style-name="P9"><text:span text:style-name="T1">CMD_DONE</text:span></text:p>
            </draw:rect>
            <draw:rect draw:style-name="gr1" draw:text-style-name="P10" draw:layer="layout" svg:width="1.94cm" svg:height="0.575cm" svg:x="5.471cm" svg:y="16.425cm">
              <text:p text:style-name="P9"><text:span text:style-name="T1">N/A</text:span></text:p>
            </draw:rect>
            <draw:rect draw:style-name="gr1" draw:text-style-name="P10" draw:layer="layout" svg:width="1.939cm" svg:height="0.576cm" svg:x="7.409cm" svg:y="16.425cm">
              <text:p text:style-name="P9"><text:span text:style-name="T1">op_code</text:span></text:p>
            </draw:rect>
            <draw:frame draw:style-name="gr2" draw:text-style-name="P7" draw:layer="layout" svg:width="0.889cm" svg:height="0.674cm" svg:x="4.172cm" svg:y="15.954cm">
              <draw:text-box>
                <text:p text:style-name="P5"><text:span text:style-name="T1">31</text:span></text:p>
              </draw:text-box>
            </draw:frame>
            <draw:frame draw:style-name="gr2" draw:text-style-name="P7" draw:layer="layout" svg:width="1.268cm" svg:height="0.674cm" svg:x="7.773cm" svg:y="15.949cm">
              <draw:text-box>
                <text:p text:style-name="P5"><text:span text:style-name="T1">13:11</text:span></text:p>
              </draw:text-box>
            </draw:frame>
            <draw:rect draw:style-name="gr1" draw:text-style-name="P10" draw:layer="layout" svg:width="1.517cm" svg:height="0.575cm" svg:x="9.345cm" svg:y="16.426cm">
              <text:p text:style-name="P9"><text:span text:style-name="T1">ack_value</text:span></text:p>
            </draw:rect>
            <draw:rect draw:style-name="gr1" draw:text-style-name="P10" draw:layer="layout" svg:width="1.533cm" svg:height="0.575cm" svg:x="10.862cm" svg:y="16.425cm">
              <text:p text:style-name="P9"><text:span text:style-name="T1">ack_exp</text:span></text:p>
            </draw:rect>
            <draw:frame draw:style-name="gr2" draw:text-style-name="P7" draw:layer="layout" svg:width="1.057cm" svg:height="0.674cm" svg:x="9.573cm" svg:y="15.95cm">
              <draw:text-box>
                <text:p text:style-name="P5"><text:span text:style-name="T1">10</text:span></text:p>
              </draw:text-box>
            </draw:frame>
            <draw:frame draw:style-name="gr2" draw:text-style-name="P7" draw:layer="layout" svg:width="0.548cm" svg:height="0.674cm" svg:x="11.174cm" svg:y="15.945cm">
              <draw:text-box>
                <text:p text:style-name="P5"><text:span text:style-name="T1">9</text:span></text:p>
              </draw:text-box>
            </draw:frame>
            <draw:rect draw:style-name="gr1" draw:text-style-name="P10" draw:layer="layout" svg:width="1.871cm" svg:height="0.576cm" svg:x="12.395cm" svg:y="16.425cm">
              <text:p text:style-name="P9"><text:span text:style-name="T1">ack_check_en</text:span></text:p>
            </draw:rect>
            <draw:frame draw:style-name="gr2" draw:text-style-name="P7" draw:layer="layout" svg:width="0.333cm" svg:height="0.674cm" svg:x="13.175cm" svg:y="15.952cm">
              <draw:text-box>
                <text:p text:style-name="P5"><text:span text:style-name="T1">8</text:span></text:p>
              </draw:text-box>
            </draw:frame>
            <draw:rect draw:style-name="gr1" draw:text-style-name="P10" draw:layer="layout" svg:width="1.897cm" svg:height="0.576cm" svg:x="14.266cm" svg:y="16.425cm">
              <text:p text:style-name="P9"><text:span text:style-name="T1">byte_num</text:span></text:p>
            </draw:rect>
            <draw:frame draw:style-name="gr2" draw:text-style-name="P7" draw:layer="layout" svg:width="0.911cm" svg:height="0.674cm" svg:x="14.661cm" svg:y="15.94cm">
              <draw:text-box>
                <text:p text:style-name="P5"><text:span text:style-name="T1">7:0</text:span></text:p>
              </draw:text-box>
            </draw:frame>
            <draw:frame draw:style-name="gr2" draw:text-style-name="P7" draw:layer="layout" svg:width="1.268cm" svg:height="0.674cm" svg:x="5.773cm" svg:y="15.949cm">
              <draw:text-box>
                <text:p text:style-name="P5"><text:span text:style-name="T1">30:14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7T15:46:21.598196312</meta:creation-date>
    <dc:date>2021-08-27T11:36:39.428416498</dc:date>
    <meta:editing-duration>PT37M40S</meta:editing-duration>
    <meta:editing-cycles>20</meta:editing-cycles>
    <meta:generator>LibreOffice/6.0.7.3$MacOSX_X86_64 LibreOffice_project/dc89aa7a9eabfd848af146d5086077aeed2ae4a5</meta:generator>
    <meta:document-statistic meta:object-count="95"/>
  </office:meta>
</office:document-meta>
</file>